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2277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paragraph-rsid="00122774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paragraph-rsid="0012277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paragraph-rsid="0012cf0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paragraph-rsid="0012277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paragraph-rsid="00122774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122774"/>
    </style:style>
    <style:style style:name="T4" style:family="text">
      <style:text-properties fo:font-weight="bold" officeooo:rsid="00122774" style:font-weight-asian="bold" style:font-weight-complex="bold"/>
    </style:style>
    <style:style style:name="T5" style:family="text">
      <style:text-properties style:text-underline-style="none" officeooo:rsid="00122774"/>
    </style:style>
    <style:style style:name="T6" style:family="text">
      <style:text-properties style:text-underline-style="none" fo:font-weight="bold" officeooo:rsid="00122774" style:font-weight-asian="bold" style:font-weight-complex="bold"/>
    </style:style>
    <style:style style:name="T7" style:family="text">
      <style:text-properties style:text-underline-style="none" fo:font-weight="bold" officeooo:rsid="0012cf08" style:font-weight-asian="bold" style:font-weight-complex="bold"/>
    </style:style>
    <style:style style:name="T8" style:family="text">
      <style:text-properties style:text-underline-style="none" fo:font-weight="normal" officeooo:rsid="00122774" style:font-weight-asian="normal" style:font-weight-complex="normal"/>
    </style:style>
    <style:style style:name="T9" style:family="text">
      <style:text-properties style:text-underline-style="none" officeooo:rsid="0012cf08"/>
    </style:style>
    <style:style style:name="T10" style:family="text">
      <style:text-properties fo:font-size="12pt" style:text-underline-style="none" fo:font-weight="normal" officeooo:rsid="00122774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2cf08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 <text:s text:c="6"/><text:span text:style-name="T2">Manuel Utilisateur</text:span></text:p>
      <text:p text:style-name="P2"/>
      <text:p text:style-name="P2"/>
      <text:p text:style-name="P1">MyParty est composé d'un site web et d'une application Android.</text:p>
      <text:p text:style-name="P1">Le site web permettant aux utilisateurs de consulter et d'acheter des Party<text:span text:style-name="T1">1</text:span> .</text:p>
      <text:p text:style-name="P1">De plus ce site contient une partie réservée à l'administrateur lui permettant en plus de </text:p>
      <text:p text:style-name="P1">publier des Party. L'administrateur a le contrôle sur les Party (création/suppression/édition).</text:p>
      <text:p text:style-name="P1">L'administrateur peut accéder à un éditeur, pour réaliser le design du ticket pour chaque Party.</text:p>
      <text:p text:style-name="P1">Le jour de la Party à l'entrée un guichetier via <text:span text:style-name="T3">son smartphone scannera le ticket présenté</text:span></text:p>
      <text:p text:style-name="P4"><text:span text:style-name="T3">par le client et pourra confirmer si ce ticket est valide et ainsi le client pourra profiter du spectacle.</text:span></text:p>
      <text:p text:style-name="P4"><text:span text:style-name="T3"/></text:p>
      <text:p text:style-name="P4"><text:span text:style-name="T3"/></text:p>
      <text:p text:style-name="P6"><text:span text:style-name="T3">Site Client :</text:span></text:p>
      <text:p text:style-name="P9"><text:span text:style-name="T3">Sur le site client, le client peut consulter les Party publiées</text:span></text:p>
      <text:p text:style-name="P9"><text:span text:style-name="T3"/></text:p>
      <text:p text:style-name="P9"><text:span text:style-name="T3">rechercher des Party selon des critères :</text:span></text:p>
      <text:p text:style-name="P9"><text:span text:style-name="T3"/></text:p>
      <text:p text:style-name="P9"><text:span text:style-name="T3">Aller sur la page d'une Party et avoir plus de détails, (dates préventes début/fin, date de la Party)</text:span></text:p>
      <text:p text:style-name="P9"><text:span text:style-name="T3">Le client peut </text:span><text:span text:style-name="T4">réserver </text:span><text:span text:style-name="T3">une Party :</text:span></text:p>
      <text:p text:style-name="P9"><text:span text:style-name="T3">Il remplit les champs nécessaires (nom, prénom, mail).</text:span></text:p>
      <text:p text:style-name="P9"><text:span text:style-name="T3">Ensuite il recevra un mail avec un lien lui permettant d'accéder à son ticket (pdf).</text:span></text:p>
      <text:p text:style-name="P9"><text:span text:style-name="T3"/></text:p>
      <text:p text:style-name="P6"><text:span text:style-name="T3">Site Admin :</text:span></text:p>
      <text:p text:style-name="P6"><text:span text:style-name="T5"/></text:p>
      <text:p text:style-name="P7"><text:span text:style-name="T5">Sur le site client, il est possible de se connecter et ainsi d'être en mode Admin,</text:span></text:p>
      <text:p text:style-name="P7"><text:span text:style-name="T5">ainsi de nouvelles fonctionnalités deviennent disponibles :</text:span></text:p>
      <text:p text:style-name="P7"><text:span text:style-name="T5">Création de Party :</text:span></text:p>
      <text:p text:style-name="P7"><text:span text:style-name="T5">Édition de Party :</text:span></text:p>
      <text:p text:style-name="P7"><text:span text:style-name="T5">Suppression :</text:span></text:p>
      <text:p text:style-name="P7"><text:span text:style-name="T5"/></text:p>
      <text:p text:style-name="P6"><text:span text:style-name="T5">Édition du ticket :</text:span></text:p>
      <text:p text:style-name="P7"><text:span text:style-name="T5">Lorsque ce bouton est cliqué, l'utilisateur est redirigé vers </text:span><text:span text:style-name="T6">« ticket-designer »</text:span><text:span text:style-name="T5"> étant l 'éditeur des tickets. Il s'agit d'un designer au format svg, avec une interface similaire à d'autre outils (inkscape, photoshop ...), il y a 3 icônes d'une couleur différentes des autres, chacune permettant</text:span></text:p>
      <text:p text:style-name="P7"><text:span text:style-name="T5">d'insérer un </text:span><text:span text:style-name="T6">ID, </text:span><text:span text:style-name="T5">un </text:span><text:span text:style-name="T6">Q</text:span><text:span text:style-name="T7">R</text:span><text:span text:style-name="T6">code </text:span><text:span text:style-name="T5">et un </text:span><text:span text:style-name="T6">nom</text:span><text:span text:style-name="T5">.</text:span></text:p>
      <text:p text:style-name="P10"><text:span text:style-name="T3">Attention :</text:span><text:span text:style-name="T8"> </text:span><text:span text:style-name="T10">Ces balises servent uniquement de repères, leur contenu est fictif,</text:span></text:p>
      <text:p text:style-name="P10"><text:span text:style-name="T10">le Q</text:span><text:span text:style-name="T11">R</text:span><text:span text:style-name="T10">ode affiché redirige vers le site de wikipédia et les deux autres affiches $NAME$ et $ID$.</text:span></text:p>
      <text:p text:style-name="P10"><text:span text:style-name="T10"/></text:p>
      <text:p text:style-name="P10"><text:span text:style-name="T10">Toutefois lorsque le client commandera son ticket, automatiquement $NAME$ sera remplacé</text:span></text:p>
      <text:p text:style-name="P8"><text:span text:style-name="T9">par le nom du client, $ID$ par un code secret unique et le QRcode contiendra les informations</text:span></text:p>
      <text:p text:style-name="P8"><text:span text:style-name="T9">nécessaire pour être scanné via un smartphone étant équipé de l'application.</text:span></text:p>
      <text:p text:style-name="P8"><text:span text:style-name="T9">De plus, en haut à droite se trouvent 2 boutons « Prévisualiser » et « Valider »,</text:span></text:p>
      <text:p text:style-name="P8"><text:span text:style-name="T9">le premier permet d'avoir un pdf afin que l'utilisateur se rende compte de l'apparence du ticket, tel</text:span></text:p>
      <text:p text:style-name="P8"><text:span text:style-name="T9">que le client va le recevoir, en effet les faux contenus (Qrcode, id, name) sont remplacés par le </text:span></text:p>
      <text:p text:style-name="P8"><text:span text:style-name="T9">contenu d'un faux client afin de se rendre compte si le ticket a une apparence qui convient.</text:span></text:p>
      <text:p text:style-name="P8"><text:span text:style-name="T9">Le second « Valider », lui permet de valider ticket, ainsi la Party possède son propre ticket,</text:span></text:p>
      <text:p text:style-name="P8"><text:span text:style-name="T9">l'utilisateur est automatiquement redirigé vers la Party</text:span></text:p>
      <text:p text:style-name="P7"><text:span text:style-name="T5"/></text:p>
      <text:p text:style-name="P7"><text:soft-page-break/><text:span text:style-name="T5">Validation de Party : </text:span><text:span text:style-name="T9">permet que la Party soit publié et accessible aux simples utilisateurs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arty<text:span text:style-name="MT1">1</text:span> = événement, concert ..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a Lyazidi</meta:initial-creator>
    <meta:creation-date>2013-03-27T17:07:21</meta:creation-date>
    <dc:date>2013-03-27T22:53:40</dc:date>
    <meta:editing-duration>PT58M37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2" meta:paragraph-count="37" meta:word-count="445" meta:character-count="2670" meta:non-whitespace-character-count="2249"/>
  </office:meta>
</office:document-meta>
</file>